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51.9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.07mm"/>
    </style:style>
    <style:style style:name="co5" style:family="table-column">
      <style:table-column-properties fo:break-before="auto" style:column-width="7.25mm"/>
    </style:style>
    <style:style style:name="co6" style:family="table-column">
      <style:table-column-properties fo:break-before="auto" style:column-width="8.34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74.79mm"/>
    </style:style>
    <style:style style:name="co9" style:family="table-column">
      <style:table-column-properties fo:break-before="auto" style:column-width="15.06mm"/>
    </style:style>
    <style:style style:name="co10" style:family="table-column">
      <style:table-column-properties fo:break-before="auto" style:column-width="9.24mm"/>
    </style:style>
    <style:style style:name="co11" style:family="table-column">
      <style:table-column-properties fo:break-before="auto" style:column-width="13.6mm"/>
    </style:style>
    <style:style style:name="co12" style:family="table-column">
      <style:table-column-properties fo:break-before="auto" style:column-width="78.05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7" style:family="table-cell" style:parent-style-name="Default" style:data-style-name="N113"/>
    <style:style style:name="ce28" style:family="table-cell" style:parent-style-name="Default" style:data-style-name="N115"/>
    <style:style style:name="ce29" style:family="table-cell" style:parent-style-name="Default" style:data-style-name="N2"/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 style:data-style-name="N1"/>
    <style:style style:name="ce35" style:family="table-cell" style:parent-style-name="Default" style:data-style-name="N114"/>
    <style:style style:name="ce3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cohpsk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row table:style-name="ro1">
          <table:table-cell table:style-name="ce25"/>
          <table:table-cell table:style-name="ce26" office:value-type="string" calcext:value-type="string">
            <text:p>COHPSK modem used for FreeDV 700/700A/700B/700C </text:p>
          </table:table-cell>
          <table:table-cell table:number-columns-repeated="11"/>
        </table:table-row>
        <table:table-row table:style-name="ro2" table:number-rows-repeated="2">
          <table:table-cell table:style-name="ce25"/>
          <table:table-cell table:number-columns-repeated="12"/>
        </table:table-row>
        <table:table-row table:style-name="ro2">
          <table:table-cell table:style-name="ce25" office:value-type="string" calcext:value-type="string">
            <text:p>Payload Data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650" calcext:value-type="float">
            <text:p>65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 bit/s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30" office:value-type="string" calcext:value-type="string" table:number-columns-spanned="6" table:number-rows-spanned="1">
            <text:p>Mapping of bits to frame</text:p>
          </table:table-cell>
          <table:covered-table-cell table:number-columns-repeated="5"/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+[.C6]"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31" office:value-type="string" calcext:value-type="string">
            <text:p>C0</text:p>
          </table:table-cell>
          <table:table-cell table:style-name="ce31" office:value-type="string" calcext:value-type="string">
            <text:p>C1</text:p>
          </table:table-cell>
          <table:table-cell table:style-name="ce31" office:value-type="string" calcext:value-type="string">
            <text:p>C2</text:p>
          </table:table-cell>
          <table:table-cell table:style-name="ce31" office:value-type="string" calcext:value-type="string">
            <text:p>C3</text:p>
          </table:table-cell>
          <table:table-cell table:style-name="ce31" office:value-type="string" calcext:value-type="string">
            <text:p>C4</text:p>
          </table:table-cell>
          <table:table-cell table:style-name="ce31" office:value-type="string" calcext:value-type="string">
            <text:p>C5</text:p>
          </table:table-cell>
          <table:table-cell table:style-name="ce31" office:value-type="string" calcext:value-type="string">
            <text:p>C6 </text:p>
          </table:table-cell>
          <table:table-cell table:style-name="ce31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8]" office:value-type="float" office:value="25" calcext:value-type="float">
            <text:p>25</text:p>
          </table:table-cell>
          <table:table-cell/>
          <table:table-cell table:style-name="ce25" office:value-type="string" calcext:value-type="string">
            <text:p>S0</text:p>
          </table:table-cell>
          <table:table-cell table:number-columns-repeated="7" table:style-name="ce32" office:value-type="string" calcext:value-type="string">
            <text:p>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7]*[.C8]" office:value-type="float" office:value="28" calcext:value-type="float">
            <text:p>28</text:p>
          </table:table-cell>
          <table:table-cell/>
          <table:table-cell table:style-name="ce25" office:value-type="string" calcext:value-type="string">
            <text:p>S1</text:p>
          </table:table-cell>
          <table:table-cell table:number-columns-repeated="7" table:style-name="ce32" office:value-type="string" calcext:value-type="string">
            <text:p>P</text:p>
          </table:table-cell>
          <table:table-cell/>
        </table:table-row>
        <table:table-row table:style-name="ro2">
          <table:table-cell table:number-columns-repeated="4"/>
          <table:table-cell table:style-name="ce25" office:value-type="string" calcext:value-type="string">
            <text:p>S2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8" office:value-type="float" office:value="8" calcext:value-type="float">
            <text:p>8</text:p>
          </table:table-cell>
          <table:table-cell table:style-name="ce32" table:formula="of:=[.G11]+8" office:value-type="float" office:value="16" calcext:value-type="float">
            <text:p>16</text:p>
          </table:table-cell>
          <table:table-cell table:style-name="ce32" table:formula="of:=[.H11]+8" office:value-type="float" office:value="24" calcext:value-type="float">
            <text:p>24</text:p>
          </table:table-cell>
          <table:table-cell table:style-name="ce32" table:formula="of:=[.I11]+8" office:value-type="float" office:value="32" calcext:value-type="float">
            <text:p>32</text:p>
          </table:table-cell>
          <table:table-cell table:style-name="ce32" table:formula="of:=[.J11]+8" office:value-type="float" office:value="40" calcext:value-type="float">
            <text:p>40</text:p>
          </table:table-cell>
          <table:table-cell table:style-name="ce32" table:formula="of:=[.K11]+8"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25" office:value-type="string" calcext:value-type="string">
            <text:p>Modem</text:p>
          </table:table-cell>
          <table:table-cell table:number-columns-repeated="3"/>
          <table:table-cell table:style-name="ce25" office:value-type="string" calcext:value-type="string">
            <text:p>S3</text:p>
          </table:table-cell>
          <table:table-cell table:style-name="ce32" table:formula="of:=[.F11]+2" office:value-type="float" office:value="2" calcext:value-type="float">
            <text:p>2</text:p>
          </table:table-cell>
          <table:table-cell table:style-name="ce32" table:formula="of:=[.G11]+2" office:value-type="float" office:value="10" calcext:value-type="float">
            <text:p>10</text:p>
          </table:table-cell>
          <table:table-cell table:style-name="ce32" table:formula="of:=[.H11]+2" office:value-type="float" office:value="18" calcext:value-type="float">
            <text:p>18</text:p>
          </table:table-cell>
          <table:table-cell table:style-name="ce32" table:formula="of:=[.I11]+2" office:value-type="float" office:value="26" calcext:value-type="float">
            <text:p>26</text:p>
          </table:table-cell>
          <table:table-cell table:style-name="ce32" table:formula="of:=[.J11]+2" office:value-type="float" office:value="34" calcext:value-type="float">
            <text:p>34</text:p>
          </table:table-cell>
          <table:table-cell table:style-name="ce32" table:formula="of:=[.K11]+2" office:value-type="float" office:value="42" calcext:value-type="float">
            <text:p>42</text:p>
          </table:table-cell>
          <table:table-cell table:style-name="ce32" table:formula="of:=[.L11]+2" office:value-type="float" office:value="50" calcext:value-type="float">
            <text:p>5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period (s)</text:p>
          </table:table-cell>
          <table:table-cell table:style-name="ce27" table:formula="of:=1/[.C14]" office:value-type="float" office:value="0.0133333333333333" calcext:value-type="float">
            <text:p>0.013</text:p>
          </table:table-cell>
          <table:table-cell/>
          <table:table-cell table:style-name="ce25" office:value-type="string" calcext:value-type="string">
            <text:p>S4</text:p>
          </table:table-cell>
          <table:table-cell table:style-name="ce32" table:formula="of:=[.F12]+2" office:value-type="float" office:value="4" calcext:value-type="float">
            <text:p>4</text:p>
          </table:table-cell>
          <table:table-cell table:style-name="ce32" table:formula="of:=[.G12]+2" office:value-type="float" office:value="12" calcext:value-type="float">
            <text:p>12</text:p>
          </table:table-cell>
          <table:table-cell table:style-name="ce32" table:formula="of:=[.H12]+2" office:value-type="float" office:value="20" calcext:value-type="float">
            <text:p>20</text:p>
          </table:table-cell>
          <table:table-cell table:style-name="ce32" table:formula="of:=[.I12]+2" office:value-type="float" office:value="28" calcext:value-type="float">
            <text:p>28</text:p>
          </table:table-cell>
          <table:table-cell table:style-name="ce32" table:formula="of:=[.J12]+2" office:value-type="float" office:value="36" calcext:value-type="float">
            <text:p>36</text:p>
          </table:table-cell>
          <table:table-cell table:style-name="ce32" table:formula="of:=[.K12]+2" office:value-type="float" office:value="44" calcext:value-type="float">
            <text:p>44</text:p>
          </table:table-cell>
          <table:table-cell table:style-name="ce32" table:formula="of:=[.L12]+2" office:value-type="float" office:value="52" calcext:value-type="float">
            <text:p>5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rate Rs (Hz)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25" office:value-type="string" calcext:value-type="string">
            <text:p>S5</text:p>
          </table:table-cell>
          <table:table-cell table:style-name="ce32" table:formula="of:=[.F13]+2" office:value-type="float" office:value="6" calcext:value-type="float">
            <text:p>6</text:p>
          </table:table-cell>
          <table:table-cell table:style-name="ce32" table:formula="of:=[.G13]+2" office:value-type="float" office:value="14" calcext:value-type="float">
            <text:p>14</text:p>
          </table:table-cell>
          <table:table-cell table:style-name="ce32" table:formula="of:=[.H13]+2" office:value-type="float" office:value="22" calcext:value-type="float">
            <text:p>22</text:p>
          </table:table-cell>
          <table:table-cell table:style-name="ce32" table:formula="of:=[.I13]+2" office:value-type="float" office:value="30" calcext:value-type="float">
            <text:p>30</text:p>
          </table:table-cell>
          <table:table-cell table:style-name="ce32" table:formula="of:=[.J13]+2" office:value-type="float" office:value="38" calcext:value-type="float">
            <text:p>38</text:p>
          </table:table-cell>
          <table:table-cell table:style-name="ce32" table:formula="of:=[.K13]+2" office:value-type="float" office:value="46" calcext:value-type="float">
            <text:p>46</text:p>
          </table:table-cell>
          <table:table-cell table:style-name="ce32" table:formula="of:=[.L13]+2" office:value-type="float" office:value="54" calcext:value-type="float">
            <text:p>54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 calcext:value-type="string">
            <text:p>Pilot Symbols/carrier/frame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carrier/fram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umber of Carriers Nc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Symbols/frame</text:p>
          </table:table-cell>
          <table:table-cell table:formula="of:=[.C16]*[.C18]" office:value-type="float" office:value="14" calcext:value-type="float">
            <text:p>1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frame</text:p>
          </table:table-cell>
          <table:table-cell table:formula="of:=[.C17]*[.C18]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s/frame</text:p>
          </table:table-cell>
          <table:table-cell table:formula="of:=[.C20]*2" office:value-type="float" office:value="56" calcext:value-type="float">
            <text:p>5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bits/frame</text:p>
          </table:table-cell>
          <table:table-cell table:formula="of:=[.C19]*2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Vocoder frames/modem frame</text:p>
          </table:table-cell>
          <table:table-cell table:formula="of:=[.C21]/[.C10]"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ymbols/frame</text:p>
          </table:table-cell>
          <table:table-cell table:formula="of:=([.C16]+[.C17])*[.C18]" office:value-type="float" office:value="42" calcext:value-type="float">
            <text:p>4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table:formula="of:=([.C16]+[.C17])*[.C13]" office:value-type="float" office:value="0.08" calcext:value-type="float">
            <text:p>0.0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style-name="ce28" table:formula="of:=1/[.C25]" office:value-type="float" office:value="12.5" calcext:value-type="float">
            <text:p>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</text:p>
          </table:table-cell>
          <table:table-cell table:style-name="ce28" table:formula="of:=[.C20]*2/[.C25]" office:value-type="float" office:value="700" calcext:value-type="float">
            <text:p>70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it rate Rb</text:p>
          </table:table-cell>
          <table:table-cell table:style-name="ce28" table:formula="of:=([.C21]+[.C22])/[.C25]" office:value-type="float" office:value="1050" calcext:value-type="float">
            <text:p>105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Eb/No for 1% BER (dB)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SNR for 1% BER</text:p>
          </table:table-cell>
          <table:table-cell table:style-name="ce29" table:formula="of:=[.C30]+10*LOG10([.C28]/[.C29])+[.C31]" office:value-type="float" office:value="0.940680443502756" calcext:value-type="float">
            <text:p>0.94</text:p>
          </table:table-cell>
          <table:table-cell table:number-columns-repeated="10"/>
        </table:table-row>
        <table:table-row table:style-name="ro2" table:number-rows-repeated="4">
          <table:table-cell table:number-columns-repeated="13"/>
        </table:table-row>
        <table:table-row table:style-name="ro2">
          <table:table-cell/>
          <table:table-cell office:value-type="string" calcext:value-type="string">
            <text:p>Excess BW factor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Carrier bandwidth</text:p>
          </table:table-cell>
          <table:table-cell table:formula="of:=[.C14]*([.C37])" office:value-type="float" office:value="112.5" calcext:value-type="float">
            <text:p>1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ignal bandwidth</text:p>
          </table:table-cell>
          <table:table-cell table:formula="of:=[.C18]*[.C38]" office:value-type="float" office:value="787.5" calcext:value-type="float">
            <text:p>787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iversity factor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W with diversity</text:p>
          </table:table-cell>
          <table:table-cell table:formula="of:=[.C40]*[.C39]" office:value-type="float" office:value="1575" calcext:value-type="float">
            <text:p>1575</text:p>
          </table:table-cell>
          <table:table-cell table:number-columns-repeated="10"/>
        </table:table-row>
      </table:table>
      <table:table table:name="ofdm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9" table:number-columns-repeated="2" table:default-cell-style-name="ce32"/>
        <table:table-column table:style-name="co10" table:default-cell-style-name="ce32"/>
        <table:table-row table:style-name="ro1">
          <table:table-cell table:style-name="ce25"/>
          <table:table-cell table:style-name="ce33" office:value-type="string" calcext:value-type="string">
            <text:p>OFDM modem used for FreeDV 700D</text:p>
          </table:table-cell>
          <table:table-cell table:number-columns-repeated="14"/>
        </table:table-row>
        <table:table-row table:style-name="ro2" table:number-rows-repeated="2">
          <table:table-cell table:style-name="ce25"/>
          <table:table-cell table:number-columns-repeated="15"/>
        </table:table-row>
        <table:table-row table:style-name="ro2">
          <table:table-cell table:style-name="ce25" office:value-type="string" calcext:value-type="string">
            <text:p>Codec Frames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30" table:number-columns-spanned="8" table:number-rows-spanned="1"/>
          <table:covered-table-cell table:number-columns-repeated="7" table:style-name="ce25"/>
          <table:table-cell table:style-name="ce31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6]" office:value-type="float" office:value="25" calcext:value-type="float">
            <text:p>2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*[.C6]" office:value-type="float" office:value="28" calcext:value-type="float">
            <text:p>28</text:p>
          </table:table-cell>
          <table:table-cell table:number-columns-repeated="2"/>
          <table:table-cell table:style-name="ce31" table:number-columns-repeated="11"/>
        </table:table-row>
        <table:table-row table:style-name="ro2" table:number-rows-repeated="2">
          <table:table-cell table:number-columns-repeated="4"/>
          <table:table-cell table:style-name="ce25"/>
          <table:table-cell table:style-name="ce32" table:number-columns-repeated="8"/>
          <table:table-cell/>
          <table:table-cell table:style-name="Default"/>
          <table:table-cell/>
        </table:table-row>
        <table:table-row table:style-name="ro2">
          <table:table-cell table:style-name="ce25" office:value-type="string" calcext:value-type="string">
            <text:p>Modem Frames</text:p>
          </table:table-cell>
          <table:table-cell table:number-columns-repeated="3"/>
          <table:table-cell table:style-name="ce25"/>
          <table:table-cell table:style-name="ce32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4" calcext:value-type="float">
            <text:p>4</text:p>
          </table:table-cell>
          <table:table-cell/>
          <table:table-cell table:style-name="ce25"/>
          <table:table-cell table:style-name="ce32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code rate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25"/>
          <table:table-cell table:style-name="ce32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LDPC codeword Bits/frame</text:p>
          </table:table-cell>
          <table:table-cell table:formula="of:=[.C12]*[.C8]/[.C13]" office:value-type="float" office:value="224" calcext:value-type="float">
            <text:p>224</text:p>
          </table:table-cell>
          <table:table-cell/>
          <table:table-cell table:style-name="ce25"/>
          <table:table-cell table:style-name="ce32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symbols/frame (QPSK)</text:p>
          </table:table-cell>
          <table:table-cell table:formula="of:=[.C14]/2" office:value-type="float" office:value="112" calcext:value-type="float">
            <text:p>112</text:p>
          </table:table-cell>
          <table:table-cell/>
          <table:table-cell table:style-name="ce25"/>
          <table:table-cell table:style-name="ce32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formula="of:=[.C12]*[.C6]" office:value-type="float" office:value="0.16" calcext:value-type="float">
            <text:p>0.16</text:p>
          </table:table-cell>
          <table:table-cell/>
          <table:table-cell table:style-name="ce25"/>
          <table:table-cell table:style-name="ce32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25"/>
          <table:table-cell table:style-name="ce32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/>
          <table:table-cell table:style-name="ce25"/>
          <table:table-cell table:style-name="ce32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18]-1" office:value-type="float" office:value="7" calcext:value-type="float">
            <text:p>7</text:p>
          </table:table-cell>
          <table:table-cell/>
          <table:table-cell table:style-name="ce25"/>
          <table:table-cell table:style-name="ce32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18]" office:value-type="float" office:value="8" calcext:value-type="float">
            <text:p>8</text:p>
          </table:table-cell>
          <table:table-cell/>
          <table:table-cell table:style-name="ce25"/>
          <table:table-cell table:style-name="ce32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5"/>
          <table:table-cell table:style-name="ce32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19]*[.C21]" office:value-type="float" office:value="119" calcext:value-type="float">
            <text:p>119</text:p>
          </table:table-cell>
          <table:table-cell/>
          <table:table-cell table:style-name="ce25"/>
          <table:table-cell table:style-name="ce32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bitsperframe (after UW and txt insertion)</text:p>
          </table:table-cell>
          <table:table-cell table:formula="of:=[.C22]*2" office:value-type="float" office:value="238" calcext:value-type="float">
            <text:p>238</text:p>
          </table:table-cell>
          <table:table-cell/>
          <table:table-cell table:style-name="ce25"/>
          <table:table-cell table:style-name="ce32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4" table:formula="of:=[.C21]*[.C30]" office:value-type="float" office:value="944.444444444444" calcext:value-type="float">
            <text:p>944</text:p>
          </table:table-cell>
          <table:table-cell/>
          <table:table-cell table:style-name="ce25"/>
          <table:table-cell table:style-name="ce32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25"/>
          <table:table-cell table:style-name="ce32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5" table:formula="of:=[.C16]/[.C18]" office:value-type="float" office:value="0.02" calcext:value-type="float">
            <text:p>0.0200</text:p>
          </table:table-cell>
          <table:table-cell/>
          <table:table-cell table:style-name="ce25"/>
          <table:table-cell table:style-name="ce32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25"/>
          <table:table-cell table:style-name="ce32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35" table:formula="of:=[.C26]-[.C27]" office:value-type="float" office:value="0.018" calcext:value-type="float">
            <text:p>0.0180</text:p>
          </table:table-cell>
          <table:table-cell/>
          <table:table-cell table:style-name="ce25"/>
          <table:table-cell table:style-name="ce32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25"/>
          <table:table-cell table:style-name="ce32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29" table:formula="of:=1/[.C28]" office:value-type="float" office:value="55.5555555555556" calcext:value-type="float">
            <text:p>55.56</text:p>
          </table:table-cell>
          <table:table-cell/>
          <table:table-cell table:style-name="ce25"/>
          <table:table-cell table:style-name="ce32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29" table:formula="of:=[.C30]*[.C21]*2" office:value-type="float" office:value="1888.88888888889" calcext:value-type="float">
            <text:p>1888.89</text:p>
          </table:table-cell>
          <table:table-cell/>
          <table:table-cell table:style-name="ce36" office:value-type="string" calcext:value-type="string">
            <text:p>(note, this is rate based on Ts, i.e. after CP removed)</text:p>
          </table:table-cell>
          <table:table-cell table:style-name="ce32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25"/>
          <table:table-cell table:style-name="ce32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AWGN uncoded Op point Eb/No for 9% BER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29" table:formula="of:=[.C34]+[.C35]+10*LOG10([.C31]/[.C33])" office:value-type="float" office:value="-2.50914842780713" calcext:value-type="float">
            <text:p>-2.51</text:p>
          </table:table-cell>
          <table:table-cell/>
          <table:table-cell office:value-type="string" calcext:value-type="string">
            <text:p>(this includes pilots and CP overhead)</text:p>
          </table:table-cell>
          <table:table-cell table:number-columns-repeated="11"/>
        </table:table-row>
        <table:table-row table:style-name="ro2" table:number-rows-repeated="104853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candidtate 1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2">
          <table:table-cell office:value-type="string" calcext:value-type="string">
            <text:p>Working for a proposed high(er) quality FreeDV mod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FDM modem, with different N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ssume 160ms frames to match OFDM modem frames (or there abouts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owever we might use lower rate FEC like rate 2/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odec in the 1200-1500 bit/s rang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5" office:value-type="string" calcext:value-type="string">
            <text:p>Codec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rame update period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ubframes/fram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its/frame</text:p>
          </table:table-cell>
          <table:table-cell table:formula="of:=[.C17]+[.C25]+[.C29]+[.C31]" office:value-type="float" office:value="208" calcext:value-type="float">
            <text:p>2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it rate (bits/s)</text:p>
          </table:table-cell>
          <table:table-cell table:formula="of:=[.C10]/[.C8]" office:value-type="float" office:value="1300" calcext:value-type="float">
            <text:p>130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5" office:value-type="string" calcext:value-type="string">
            <text:p>Rate K magnitude vecto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g updat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g update rate (Hz)</text:p>
          </table:table-cell>
          <table:table-cell table:formula="of:=1/[.C14]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g bits/frame (average)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magnitude bits/frame</text:p>
          </table:table-cell>
          <table:table-cell table:formula="of:=[.C9]*[.C16]" office:value-type="float" office:value="160" calcext:value-type="float">
            <text:p>16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5" office:value-type="string" calcext:value-type="string">
            <text:p>Pitch and Energy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itch subframe 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nergy subframe 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 and energy subframe 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 and energy subframe 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 and energy subframe 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pitch and energy bits/frame</text:p>
          </table:table-cell>
          <table:table-cell table:formula="of:=SUM([.C20:.C24])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 table:style-name="ce25"/>
          <table:table-cell table:number-columns-repeated="4"/>
        </table:table-row>
        <table:table-row table:style-name="ro2">
          <table:table-cell table:style-name="ce25" office:value-type="string" calcext:value-type="string">
            <text:p>Voicing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its/sub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its/frame</text:p>
          </table:table-cell>
          <table:table-cell table:formula="of:=[.C28]*[.C9]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5" office:value-type="string" calcext:value-type="string">
            <text:p>Spare</text:p>
          </table:table-cell>
          <table:table-cell office:value-type="string" calcext:value-type="string">
            <text:p>(e.g. for txt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5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 rate</text:p>
          </table:table-cell>
          <table:table-cell table:style-name="ce27" table:formula="of:=2/3" office:value-type="float" office:value="0.666666666666667" calcext:value-type="float">
            <text:p>0.66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its/frame</text:p>
          </table:table-cell>
          <table:table-cell table:formula="of:=[.C10]/[.C36]" office:value-type="float" office:value="312" calcext:value-type="float">
            <text:p>3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ata symbols/frame (QPSK)</text:p>
          </table:table-cell>
          <table:table-cell table:formula="of:=[.C37]/2" office:value-type="float" office:value="156" calcext:value-type="float">
            <text:p>1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formula="of:=[.C35]*[.C8]" office:value-type="float" office:value="0.16" calcext:value-type="float">
            <text:p>0.16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41]-1"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41]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42]*[.C44]" office:value-type="float" office:value="161" calcext:value-type="float">
            <text:p>16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UW symbols/frame</text:p>
          </table:table-cell>
          <table:table-cell table:formula="of:=[.C45]-[.C38]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4" table:formula="of:=[.C44]*[.C53]" office:value-type="float" office:value="1277.77777777778" calcext:value-type="float">
            <text:p>127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5" table:formula="of:=[.C39]/[.C41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35" table:formula="of:=[.C49]-[.C50]" office:value-type="float" office:value="0.018" calcext:value-type="float">
            <text:p>0.018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29" table:formula="of:=1/[.C51]" office:value-type="float" office:value="55.5555555555556" calcext:value-type="float">
            <text:p>55.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29" table:formula="of:=[.C53]*[.C44]*2" office:value-type="float" office:value="2555.55555555556" calcext:value-type="float">
            <text:p>2555.56</text:p>
          </table:table-cell>
          <table:table-cell/>
          <table:table-cell office:value-type="string" calcext:value-type="string">
            <text:p>think this includes pilot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uncoded Op point Eb/No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string" calcext:value-type="string">
            <text:p>uncoded op point to get 1% coded B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29" table:formula="of:=[.C57]+[.C58]+10*LOG10([.C54]/[.C56])" office:value-type="float" office:value="-0.696359281413945" calcext:value-type="float">
            <text:p>-0.7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ifference to 700D (dB)</text:p>
          </table:table-cell>
          <table:table-cell table:style-name="ce29" table:formula="of:=[.C59]-[$ofdm.C36]" office:value-type="float" office:value="1.81278914639319" calcext:value-type="float">
            <text:p>1.81</text:p>
          </table:table-cell>
          <table:table-cell/>
          <table:table-cell office:value-type="string" calcext:value-type="string">
            <text:p>Not bad for quality increase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(if I have my sums right, coding gain always confusing)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ut maybe we need to take advantage of higher SNR?</text:p>
          </table:table-cell>
        </table:table-row>
      </table:table>
      <table:table table:name="candidtate 2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2">
          <table:table-cell office:value-type="string" calcext:value-type="string">
            <text:p>Working for a proposed high(er) quality FreeDV mod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FDM modem, with different N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ssume 160ms-ish frames to match OFDM modem frames (or there abouts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owever we might use lower rate FEC like rate 2/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odec in the 2400 bit/s rang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5" office:value-type="string" calcext:value-type="string">
            <text:p>Codec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rame update period</text:p>
          </table:table-cell>
          <table:table-cell office:value-type="float" office:value="0.025" calcext:value-type="float">
            <text:p>0.0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its/frame</text:p>
          </table:table-cell>
          <table:table-cell table:formula="of:=[.C15]+[.C21]"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it rate (bits/s)</text:p>
          </table:table-cell>
          <table:table-cell table:formula="of:=[.C9]/[.C8]" office:value-type="float" office:value="2240" calcext:value-type="float">
            <text:p>224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5" office:value-type="string" calcext:value-type="string">
            <text:p>Rate K magnitude vecto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mag update period (s)</text:p>
          </table:table-cell>
          <table:table-cell office:value-type="float" office:value="0.025" calcext:value-type="float">
            <text:p>0.0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g update rate (Hz)</text:p>
          </table:table-cell>
          <table:table-cell table:formula="of:=1/[.C13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g bits/frame (average)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5" office:value-type="string" calcext:value-type="string">
            <text:p>Other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nergy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oic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ub total</text:p>
          </table:table-cell>
          <table:table-cell table:formula="of:=SUM([.C18:.C20])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5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of Codec bits/modem frame</text:p>
          </table:table-cell>
          <table:table-cell table:formula="of:=[.C24]*[.C9]" office:value-type="float" office:value="392" calcext:value-type="float">
            <text:p>3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Two rate 2/3 LDPC codewords, protecting 224 bits/modem frame</text:p>
          </table:table-cell>
        </table:table-row>
        <table:table-row table:style-name="ro2">
          <table:table-cell/>
          <table:table-cell office:value-type="string" calcext:value-type="string">
            <text:p>Total data bits/frame</text:p>
          </table:table-cell>
          <table:table-cell table:formula="of:=[.C25]+[.C26]" office:value-type="float" office:value="504" calcext:value-type="float">
            <text:p>5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otected bits/modem frame</text:p>
          </table:table-cell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protected bits/modem frame</text:p>
          </table:table-cell>
          <table:table-cell table:formula="of:=[.C25]-[.C28]" office:value-type="float" office:value="168" calcext:value-type="float">
            <text:p>16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otected bits/codec frame</text:p>
          </table:table-cell>
          <table:table-cell table:formula="of:=[.C28]/[.C24]" office:value-type="float" office:value="32" calcext:value-type="float">
            <text:p>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protected bits/codec frame</text:p>
          </table:table-cell>
          <table:table-cell table:formula="of:=[.C9]-[.C30]"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formula="of:=[.C24]*[.C8]" office:value-type="float" office:value="0.175" calcext:value-type="float">
            <text:p>0.175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34]-1"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34]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Adjust this until UW symbols +ve</text:p>
          </table:table-cell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27]/2" office:value-type="float" office:value="252" calcext:value-type="float">
            <text:p>2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UW symbols/frame</text:p>
          </table:table-cell>
          <table:table-cell table:formula="of:=[.C35]*[.C37]-[.C38]" office:value-type="float" office:value="7" calcext:value-type="float">
            <text:p>7</text:p>
          </table:table-cell>
          <table:table-cell/>
          <table:table-cell office:value-type="string" calcext:value-type="string">
            <text:p>UW and txt bit symbols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4" table:formula="of:=[.C37]*[.C46]" office:value-type="float" office:value="1861.63522012579" calcext:value-type="float">
            <text:p>1862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5" table:formula="of:=[.C32]/[.C34]" office:value-type="float" office:value="0.021875" calcext:value-type="float">
            <text:p>0.021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35" table:formula="of:=[.C42]-[.C43]" office:value-type="float" office:value="0.019875" calcext:value-type="float">
            <text:p>0.0199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29" table:formula="of:=1/[.C44]" office:value-type="float" office:value="50.314465408805" calcext:value-type="float">
            <text:p>50.3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29" table:formula="of:=[.C46]*[.C37]*2" office:value-type="float" office:value="3723.27044025157" calcext:value-type="float">
            <text:p>3723.27</text:p>
          </table:table-cell>
          <table:table-cell/>
          <table:table-cell office:value-type="string" calcext:value-type="string">
            <text:p>think this includes pilot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uncoded Op point Eb/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ncoded op point 5% B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29" table:formula="of:=[.C50]+[.C51]+10*LOG10([.C47]/[.C49])" office:value-type="float" office:value="3.43803327682806" calcext:value-type="float">
            <text:p>3.44</text:p>
          </table:table-cell>
          <table:table-cell/>
          <table:table-cell office:value-type="string" calcext:value-type="string">
            <text:p>AWGN operating point</text:p>
          </table:table-cell>
        </table:table-row>
        <table:table-row table:style-name="ro2">
          <table:table-cell table:number-columns-repeated="2"/>
          <table:table-cell table:style-name="ce29"/>
          <table:table-cell table:number-columns-repeated="2"/>
        </table:table-row>
      </table:table>
      <table:table table:name="lpcnet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2">
          <table:table-cell office:value-type="string" calcext:value-type="string">
            <text:p>Working for a proposed high(er) quality FreeDV mode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OFDM modem, with different N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ssume 160ms-ish frames to match OFDM modem frames (or there abouts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PCNet codec at around 2000 bits/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78 (504,396) LDPC code designed by vk5dsp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5" office:value-type="string" calcext:value-type="string">
            <text:p>Codec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rame update period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its/frame</text:p>
          </table:table-cell>
          <table:table-cell table:formula="of:=[.C18]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it rate (bits/s)</text:p>
          </table:table-cell>
          <table:table-cell table:formula="of:=[.C9]/[.C8]" office:value-type="float" office:value="2000" calcext:value-type="float">
            <text:p>200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5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formula="of:=1/[.C13]"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(cepstrals) bits/frame (average)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25"/>
          <table:table-cell office:value-type="string" calcext:value-type="string">
            <text:p>voic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15:.C17])" office:value-type="float" office:value="40" calcext:value-type="float">
            <text:p>40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5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of Codec bits/frame</text:p>
          </table:table-cell>
          <table:table-cell table:formula="of:=[.C22]*[.C9]" office:value-type="float" office:value="360" calcext:value-type="float">
            <text:p>36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block bits/frame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total number of bits we need to send each frame</text:p>
          </table:table-cell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table:formula="of:=[.C24]-[.C26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 bits/frame</text:p>
          </table:table-cell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pare data bits/frame</text:p>
          </table:table-cell>
          <table:table-cell table:formula="of:=[.C26]-[.C23]" office:value-type="float" office:value="36" calcext:value-type="float">
            <text:p>36</text:p>
          </table:table-cell>
          <table:table-cell/>
          <table:table-cell office:value-type="string" calcext:value-type="string">
            <text:p>e.g. could be used for text</text:p>
          </table:table-cell>
        </table:table-row>
        <table:table-row table:style-name="ro2">
          <table:table-cell/>
          <table:table-cell office:value-type="string" calcext:value-type="string">
            <text:p>frame duration (ms)</text:p>
          </table:table-cell>
          <table:table-cell table:formula="of:=[.C22]*[.C8]"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30]-1" office:value-type="float" office:value="7" calcext:value-type="float">
            <text:p>7</text:p>
          </table:table-cell>
          <table:table-cell/>
          <table:table-cell office:value-type="string" calcext:value-type="string">
            <text:p>this many symbols carrier payload on each carrier</text:p>
          </table:table-cell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30]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Adjust this until UW symbols/frame +ve</text:p>
          </table:table-cell>
        </table:table-row>
        <table:table-row table:style-name="ro2">
          <table:table-cell/>
          <table:table-cell office:value-type="string" calcext:value-type="string">
            <text:p>Total # QPSK symbols/frame</text:p>
          </table:table-cell>
          <table:table-cell table:formula="of:=[.C31]*[.C33]" office:value-type="float" office:value="210" calcext:value-type="float">
            <text:p>210</text:p>
          </table:table-cell>
          <table:table-cell/>
          <table:table-cell office:value-type="string" calcext:value-type="string">
            <text:p>FEC block and UW symbols</text:p>
          </table:table-cell>
        </table:table-row>
        <table:table-row table:style-name="ro2">
          <table:table-cell/>
          <table:table-cell office:value-type="string" calcext:value-type="string">
            <text:p># FEC block symbols/frame</text:p>
          </table:table-cell>
          <table:table-cell table:formula="of:=[.C26]/2" office:value-type="float" office:value="198" calcext:value-type="float">
            <text:p>19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UW symbols/frame</text:p>
          </table:table-cell>
          <table:table-cell table:formula="of:=[.C31]*[.C33]-[.C35]" office:value-type="float" office:value="12" calcext:value-type="float">
            <text:p>12</text:p>
          </table:table-cell>
          <table:table-cell/>
          <table:table-cell office:value-type="string" calcext:value-type="string">
            <text:p>used for frame sync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4" table:formula="of:=[.C33]*[.C43]" office:value-type="float" office:value="1463.41463414634" calcext:value-type="float">
            <text:p>1463</text:p>
          </table:table-cell>
          <table:table-cell/>
          <table:table-cell office:value-type="string" calcext:value-type="string">
            <text:p>want this well beneath 2000 Hz to avoid SSB filter issue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5" table:formula="of:=[.C28]/[.C30]" office:value-type="float" office:value="0.0225" calcext:value-type="float">
            <text:p>0.02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35" table:formula="of:=[.C39]-[.C40]" office:value-type="float" office:value="0.0205" calcext:value-type="float">
            <text:p>0.0205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29" table:formula="of:=1/[.C41]" office:value-type="float" office:value="48.7804878048781" calcext:value-type="float">
            <text:p>48.7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29" table:formula="of:=[.C43]*[.C33]*2" office:value-type="float" office:value="2926.82926829268" calcext:value-type="float">
            <text:p>2926.83</text:p>
          </table:table-cell>
          <table:table-cell/>
          <table:table-cell office:value-type="string" calcext:value-type="string">
            <text:p>think this includes pilot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uncoded Op point Eb/N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 coded BER 0.005 on (504,396) code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29" table:formula="of:=[.C47]+[.C48]+10*LOG10([.C44]/[.C46])" office:value-type="float" office:value="3.39276134608227" calcext:value-type="float">
            <text:p>3.39</text:p>
          </table:table-cell>
          <table:table-cell/>
          <table:table-cell office:value-type="string" calcext:value-type="string">
            <text:p>AWGN operating point, prob &gt; 10dB for fading</text:p>
          </table:table-cell>
        </table:table-row>
        <table:table-row table:style-name="ro2">
          <table:table-cell table:number-columns-repeated="2"/>
          <table:table-cell table:style-name="ce29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1" loext:min-decimal-places="11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0">00/00/0000</text:date>, <text:time style:data-style-name="N2" text:time-value="06:29:29.5620414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07:35:29.162637265</meta:creation-date>
    <dc:date>2019-01-20T07:10:08.127955103</dc:date>
    <meta:editing-duration>PT12H55M53S</meta:editing-duration>
    <meta:editing-cycles>41</meta:editing-cycles>
    <meta:generator>LibreOffice/5.4.6.2$Linux_X86_64 LibreOffice_project/40m0$Build-2</meta:generator>
    <dc:creator>David </dc:creator>
    <meta:document-statistic meta:table-count="5" meta:cell-count="437" meta:object-count="0"/>
  </office:meta>
</office:document-meta>
</file>